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Mono Black" svg:font-family="'Noto Sans Mono Black'" style:font-adornments="Black" style:font-family-generic="swiss" style:font-pitch="fixed"/>
    <style:font-face style:name="Arial" svg:font-family="Arial" style:font-family-generic="roman" style:font-pitch="variable"/>
    <style:font-face style:name="DejaVu Serif" svg:font-family="'DejaVu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0.982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55cm"/>
    </style:style>
    <style:style style:name="gr3" style:family="graphic" style:parent-style-name="standard">
      <style:graphic-properties draw:stroke="none" draw:fill="none" draw:textarea-horizontal-align="justify" draw:textarea-vertical-align="middle" draw:auto-grow-height="false" fo:min-height="1.95cm" fo:min-width="3.7cm"/>
    </style:style>
    <style:style style:name="gr4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margin-left="0cm" fo:margin-right="0cm" fo:margin-top="0cm" fo:margin-bottom="0cm" fo:line-height="100%" fo:text-align="center" fo:text-indent="0cm"/>
      <style:text-properties style:font-name="Noto Sans Mono Black" fo:font-size="18pt" fo:letter-spacing="0.141cm" style:text-underline-style="solid" style:text-underline-width="bold" style:text-underline-color="font-color" fo:font-weight="normal" style:font-size-asian="18pt" style:font-weight-asian="bold" style:font-size-complex="18pt" style:font-weight-complex="bold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style:font-name="Noto Sans Mono Black" fo:font-size="18pt" fo:letter-spacing="0.141cm" style:text-underline-style="solid" style:text-underline-width="bold" style:text-underline-color="font-color" fo:font-weight="normal" style:font-size-asian="18pt" style:font-weight-asian="bold" style:font-size-complex="18pt" style:font-weight-complex="bold"/>
    </style:style>
    <style:style style:name="P3" style:family="paragraph">
      <style:paragraph-properties fo:line-height="100%" fo:text-align="center"/>
      <style:text-properties fo:color="#1c1c1c" style:font-name="DejaVu Serif" fo:font-size="7pt" fo:letter-spacing="0.018cm" style:text-underline-style="none" style:font-size-asian="7pt" style:font-size-complex="7pt"/>
    </style:style>
    <style:style style:name="P4" style:family="paragraph">
      <loext:graphic-properties draw:fill="none" draw:fill-color="#ffffff"/>
      <style:paragraph-properties fo:line-height="100%" fo:text-align="center"/>
      <style:text-properties fo:color="#1c1c1c" style:font-name="DejaVu Serif" fo:font-size="7pt" fo:letter-spacing="0.018cm" style:text-underline-style="none" fo:background-color="#ffffff" style:font-size-asian="7pt" style:font-size-complex="7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</style:style>
    <style:style style:name="T1" style:family="text">
      <style:text-properties style:font-name="Noto Sans Mono Black" fo:font-size="18pt" fo:letter-spacing="0.141cm" style:text-underline-style="solid" style:text-underline-width="bold" style:text-underline-color="font-color" fo:font-weight="normal" style:font-size-asian="18pt" style:font-weight-asian="bold" style:font-size-complex="18pt" style:font-weight-complex="bold"/>
    </style:style>
    <style:style style:name="T2" style:family="text">
      <style:text-properties fo:color="#1c1c1c" style:font-name="DejaVu Serif" fo:font-size="7pt" fo:letter-spacing="0.018cm" style:text-underline-style="none" style:font-size-asian="7pt" style:font-size-complex="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g>
          <draw:frame draw:style-name="gr1" draw:text-style-name="P2" draw:layer="layout" svg:width="4.8cm" svg:height="1.232cm" svg:x="12.6cm" svg:y="3.568cm">
            <draw:text-box>
              <text:p text:style-name="P1"><text:span text:style-name="T1">GEETA</text:span></text:p>
            </draw:text-box>
          </draw:frame>
          <draw:frame draw:style-name="gr2" draw:text-style-name="P4" draw:layer="layout" svg:width="3.7cm" svg:height="0.8cm" svg:x="13.2cm" svg:y="4.6cm">
            <draw:text-box>
              <text:p text:style-name="P3"><text:span text:style-name="T2">Software Company</text:span></text:p>
            </draw:text-box>
          </draw:frame>
          <draw:custom-shape draw:style-name="gr3" draw:text-style-name="P5" draw:layer="layout" svg:width="4.2cm" svg:height="2.2cm" svg:x="12.9cm" svg:y="3.4cm">
            <text:p/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4" draw:layer="layout" svg:width="18.624cm" svg:height="10.476cm" svg:x="1.482cm" svg:y="2.123cm" draw:page-number="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Mono Black" svg:font-family="'Noto Sans Mono Black'" style:font-adornments="Black" style:font-family-generic="swiss" style:font-pitch="fixed"/>
    <style:font-face style:name="Arial" svg:font-family="Arial" style:font-family-generic="roman" style:font-pitch="variable"/>
    <style:font-face style:name="DejaVu Serif" svg:font-family="'DejaVu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IN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22T12:06:23.229401067</meta:creation-date>
    <dc:date>2018-12-22T12:28:27.147919558</dc:date>
    <meta:editing-duration>PT23S</meta:editing-duration>
    <meta:editing-cycles>1</meta:editing-cycles>
    <meta:document-statistic meta:object-count="27"/>
    <meta:generator>LibreOffice/6.1.4.2$Linux_X86_64 LibreOffice_project/10$Build-2</meta:generator>
  </office:meta>
</office:document-meta>
</file>